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a28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a28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د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ِنَّـآ أَنزَلْنَـٰهُ فِى لَيْلَةِ </text:span><text:span text:style-name="T5">۱</text:span><text:span text:style-name="T2">لْقَدْرۣؐ </text:span><text:span text:style-name="T3">(1)</text:span><text:span text:style-name="T2"> وَمَآ أَدْرۭيٰــكَ مَا لَيْلَةُ </text:span><text:span text:style-name="T5">۴</text:span><text:span text:style-name="T2">لْقَدْرۣؐ </text:span><text:span text:style-name="T3">(2)</text:span><text:span text:style-name="T2"> لَيْلَةُ </text:span><text:span text:style-name="T5">۴</text:span><text:span text:style-name="T2">لْقَدْرۣ خَيْرٌ مِّنَ اَلْفِ شَهْرٍؐ </text:span><text:span text:style-name="T3">(3)</text:span><text:span text:style-name="T2"> تَنَزَّلُ </text:span><text:span text:style-name="T5">۴</text:span><text:span text:style-name="T2">لْمَلَئِكَةُ وَالرُّوحُ فِيهَا بِإِذْنِ رَبِّهِم مِّــن كُلِّ أَمْرٍؐ </text:span><text:span text:style-name="T3">(4)</text:span><text:span text:style-name="T2"> سَچَم٘ هِيَ حَتَّــيٰ مَطْلَعِ </text:span><text:span text:style-name="T5">۱</text:span><text:span text:style-name="T2">ڤْفَجْرۣ </text:span><text:span text:style-name="T3">(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4:32.678362924</meta:creation-date>
    <dc:date>2025-03-03T14:44:39.044165514</dc:date>
    <meta:editing-duration>PT9S</meta:editing-duration>
    <meta:editing-cycles>1</meta:editing-cycles>
    <meta:document-statistic meta:table-count="0" meta:image-count="0" meta:object-count="0" meta:page-count="1" meta:paragraph-count="2" meta:word-count="41" meta:character-count="206" meta:non-whitespace-character-count="166"/>
    <meta:generator>LibreOffice/24.8.2.1$Linux_X86_64 LibreOffice_project/0f794b6e29741098670a3b95d60478a65d05ef13</meta:generator>
  </office:meta>
</office:document-meta>
</file>